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line-height="150%"/>
      <style:text-properties fo:language="pt" fo:country="BR"/>
    </style:style>
    <style:style style:name="P5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9" style:family="paragraph" style:parent-style-name="Normal">
      <style:paragraph-properties fo:margin-left="0cm" fo:margin-right="0.635cm" fo:text-indent="0cm" style:auto-text-indent="false"/>
    </style:style>
    <style:style style:name="P10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11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12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13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14" style:family="paragraph" style:parent-style-name="Heading_20_1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15" style:family="paragraph" style:parent-style-name="Normal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16" style:family="paragraph" style:parent-style-name="Normal">
      <style:paragraph-properties fo:margin-left="-0.026cm" fo:margin-right="0cm" fo:line-height="150%" fo:text-align="justify" style:justify-single-word="false" fo:text-indent="-0.026cm" style:auto-text-indent="false">
        <style:tab-stops>
          <style:tab-stop style:position="-0.635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17" style:family="paragraph" style:parent-style-name="Normal">
      <style:paragraph-properties fo:margin-left="0.026cm" fo:margin-right="0cm" fo:line-height="150%" fo:text-align="justify" style:justify-single-word="false" fo:text-indent="-0.026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style:font-name="Times New Roman" fo:font-size="16pt" fo:language="pt" fo:country="BR" style:font-size-asian="16pt" style:font-size-complex="1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131293"/>
    </style:style>
    <style:style style:name="T6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LPREV</text:p>
      <text:p text:style-name="Standard"><text:span text:style-name="Fonte_20_parág._20_padrão"><text:span text:style-name="T1">Relatório Verificação dos Artefatos</text:span></text:span></text:p>
      <text:p text:style-name="Standard">Versão 1.0</text:p>
      <text:p text:style-name="InfoBlue"/>
      <text:p text:style-name="InfoBlue"/>
      <text:p text:style-name="Standard"/>
      <text:p text:style-name="Standard">Histórico da Revisão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1">Data</text:p>
          </table:table-cell>
          <table:table-cell table:style-name="Tabela3.A1" office:value-type="string">
            <text:p text:style-name="P11">Versão</text:p>
          </table:table-cell>
          <table:table-cell table:style-name="Tabela3.A1" office:value-type="string">
            <text:p text:style-name="P11">Descrição</text:p>
          </table:table-cell>
          <table:table-cell table:style-name="Tabela3.A1" office:value-type="string">
            <text:p text:style-name="P11">Autor</text:p>
          </table:table-cell>
        </table:table-row>
        <table:table-row>
          <table:table-cell table:style-name="Tabela3.A1" office:value-type="string">
            <text:p text:style-name="P12">23/10/2013</text:p>
          </table:table-cell>
          <table:table-cell table:style-name="Tabela3.A1" office:value-type="string">
            <text:p text:style-name="P12">1.0</text:p>
          </table:table-cell>
          <table:table-cell table:style-name="Tabela3.A1" office:value-type="string">
            <text:p text:style-name="P12">Criação do documento</text:p>
          </table:table-cell>
          <table:table-cell table:style-name="Tabela3.A1" office:value-type="string">
            <text:p text:style-name="P12">Ana, Marcos e Thais</text:p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</table:table>
      <text:p text:style-name="P5"/>
      <text:p text:style-name="Standard"><text:span text:style-name="Fonte_20_parág._20_padrão"><text:span text:style-name="T3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13">Documento de Requisitos<text:tab/>4</text:p>
          <text:p text:style-name="P13">Plano de Gerência de Configuração<text:tab/>4</text:p>
          <text:p text:style-name="P13">Plano de Medição<text:tab/>4</text:p>
        </text:index-body>
      </text:table-of-content>
      <text:p text:style-name="Title"/>
      <text:p text:style-name="Standard"><text:span text:style-name="Fonte_20_parág._20_padrão"><text:span text:style-name="T1">Relatório de Verificação</text:span></text:span></text:p>
      <text:h text:style-name="P14" text:outline-level="1">Documento de Requisitos</text:h>
      <text:p text:style-name="P5"><text:bookmark-start text:name="_GoBack"/><text:span text:style-name="T4">P</text:span><text:bookmark-end text:name="_GoBack"/><text:span text:style-name="T4">ara o documento de requisitos foi feito uma verificação parcial, antes da finalização do documento, com o intuito de verificar possíveis inconsistências. Os erros foram reportados diretamente para a equipe de requisitos. No dia 17/10/2013 foi realizado uma inspeção formal. As pessoas envolvidas estudaram o documento antes da reunião. No dia da reunião a equipe de requisitos apresentou o documento. Os inspetores informaram as inconsistências verificadas. O escriba anotou todos os itens relatados. Ao fim da reunião foi lido o log de inspeção e posteriormente todos os participantes assinaram o sumário de inspeção. O documento de requisitos foi ACEITO CONDICIONADO A VERIFICAÇÃO.</text:span></text:p>
      <text:p text:style-name="P15">A equipe de requisitos se comprometeu a corrigir os erros reportados. Foi aberto um ticket do tipo Defeito no <text:span text:style-name="T5">R</text:span>edmine. A equipe de requisitos corrigiu o documento. A equipe de verificação reavaliou o documento e conclui o ticket pois considerou que o documento atendia a tudo que foi levantado na inspeção.</text:p>
      <text:p text:style-name="P15"/>
      <text:h text:style-name="P14" text:outline-level="1">Plano de Gerência de Configuração</text:h>
      <text:p text:style-name="P16">Foi realizado uma verificação no plano de Gerência de Configuração no dia 17/10/2013. No dia da verificação o documento ainda estava sendo construído. Foram feitas algumas anotações no documento e enviado por e-mail para equipe de GCO. Posteriormente foi aberto um ticket do tipo Verificação e Validação para registro da atividade e para a equipe poder lançar horas e ter um acompanhamento melhor. A equipe de verificação está aguardando a conclusão do ticket para fazer uma nova verificação no documento.</text:p>
      <text:p text:style-name="P16"/>
      <text:h text:style-name="P14" text:outline-level="1"><text:soft-page-break/>Plano de Medição</text:h>
      <text:p text:style-name="P17">Foi realizado uma verificação no plano de Medição no dia 17/10/2013. <text:s/>Foram feitas algumas observações no documento e enviado por e-mail para a equipe de medição. Foi aberto também um ticket do tipo Verificação e Validação para acompanhamento, registro e lançamento de horas. A equipe de verificação está no aguardo da conclusão do ticket para poder verificar novamente o doc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Normal" style:class="text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Normal" style:next-style-name="Normal" style:class="chapter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InfoBlue" style:family="paragraph" style:parent-style-name="Normal" style:next-style-name="Text_20_body" style:auto-update="true">
      <style:paragraph-properties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name-complex="Times New Roman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 fo:font-size="10pt" style:font-size-asian="10pt"/>
    </style:style>
    <style:style style:name="WW_5f_CharLFO27LVL2" style:display-name="WW_CharLFO27LVL2" style:family="text">
      <style:text-properties style:font-name="Symbol" fo:font-size="10pt" style:font-size-asian="10pt"/>
    </style:style>
    <style:style style:name="WW_5f_CharLFO27LVL3" style:display-name="WW_CharLFO27LVL3" style:family="text">
      <style:text-properties style:font-name="Symbol" fo:font-size="10pt" style:font-size-asian="10pt"/>
    </style:style>
    <style:style style:name="WW_5f_CharLFO27LVL4" style:display-name="WW_CharLFO27LVL4" style:family="text">
      <style:text-properties style:font-name="Symbol" fo:font-size="10pt" style:font-size-asian="10pt"/>
    </style:style>
    <style:style style:name="WW_5f_CharLFO27LVL5" style:display-name="WW_CharLFO27LVL5" style:family="text">
      <style:text-properties style:font-name="Symbol" fo:font-size="10pt" style:font-size-asian="10pt"/>
    </style:style>
    <style:style style:name="WW_5f_CharLFO27LVL6" style:display-name="WW_CharLFO27LVL6" style:family="text">
      <style:text-properties style:font-name="Symbol" fo:font-size="10pt" style:font-size-asian="10pt"/>
    </style:style>
    <style:style style:name="WW_5f_CharLFO27LVL7" style:display-name="WW_CharLFO27LVL7" style:family="text">
      <style:text-properties style:font-name="Symbol" fo:font-size="10pt" style:font-size-asian="10pt"/>
    </style:style>
    <style:style style:name="WW_5f_CharLFO27LVL8" style:display-name="WW_CharLFO27LVL8" style:family="text">
      <style:text-properties style:font-name="Symbol" fo:font-size="10pt" style:font-size-asian="10pt"/>
    </style:style>
    <style:style style:name="WW_5f_CharLFO27LVL9" style:display-name="WW_CharLFO27LVL9" style:family="text">
      <style:text-properties style:font-name="Symbol" fo:font-size="10pt" style:font-size-asian="10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NimbusSanL-Regu" fo:font-size="12pt" style:font-size-asian="12pt" style:font-name-complex="NimbusSanL-Regu"/>
    </style:style>
    <style:style style:name="WW_5f_CharLFO32LVL1" style:display-name="WW_CharLFO32LVL1" style:family="text">
      <style:text-properties style:font-name="Wingdings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4LVL1" style:display-name="WW_CharLFO34LVL1" style:family="text">
      <style:text-properties style:font-name="Symbol" style:font-name-asian="Times New Roman" style:font-name-complex="Times New Roman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</style:style>
    <style:style style:name="MP7" style:family="paragraph" style:parent-style-name="Normal">
      <style:paragraph-properties fo:text-align="center" style:justify-single-word="false"/>
    </style:style>
    <style:style style:name="MP8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number:date-style style:name="N10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onte_20_parág._20_padrão"><text:span text:style-name="MT1"/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1.0</text:p>
            </table:table-cell>
          </table:table-row>
          <table:table-row>
            <table:table-cell table:style-name="Tabela1.A1" office:value-type="string">
              <text:p text:style-name="MP2">Relatório de Veriificação dos Artefatos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2">23/10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_GPR_TMPL_Template_basico_1.0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Reservado</text:p>
              <text:p text:style-name="MP6"/>
            </table:table-cell>
            <table:table-cell table:style-name="Tabela2.A1" office:value-type="string">
              <text:p text:style-name="MP7">UFG-INF, <text:date style:data-style-name="N10120" text:date-value="2013-10-24T22:29:00.729999868">2013</text:date></text:p>
            </table:table-cell>
            <table:table-cell table:style-name="Tabela2.A1" office:value-type="string">
              <text:p text:style-name="MP8"><text:span text:style-name="Fonte_20_parág._20_padrão"><text:span text:style-name="MT2">Página</text:span></text:span><text:span text:style-name="Fonte_20_parág._20_padrão"><text:span text:style-name="MT2"> </text:span></text:span><text:span text:style-name="Page_20_Number"><text:span text:style-name="MT2"><text:page-number text:select-page="current"/></text:span></text:span><text:span text:style-name="Page_20_Number"><text:span text:style-name="MT2"> </text:span></text:span><text:span text:style-name="Page_20_Number"><text:span text:style-name="MT2">de</text:span></text:span><text:span text:style-name="Page_20_Number"><text:span text:style-name="MT2"> </text:span></text:span><text:span text:style-name="Page_20_Number"><text:page-count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0-24T22:29:00.637000000</dc:date>
    <meta:editing-cycles>4</meta:editing-cycles>
    <meta:editing-duration>PT1M20S</meta:editing-duration>
    <meta:document-statistic meta:table-count="3" meta:image-count="0" meta:object-count="0" meta:page-count="2" meta:paragraph-count="33" meta:word-count="367" meta:character-count="2385" meta:non-whitespace-character-count="2038"/>
    <meta:user-defined meta:name="Company Name">Objectives</meta:user-defined>
    <meta:template xlink:type="simple" xlink:actuate="onRequest" xlink:title="" xlink:href="../../Downloads/RELPREV-022013-GPR-Template_basico.odt/DAS-Documento%20de%20Arquitetura%20de%20Software.dot"/>
  </office:meta>
</office:document-meta>
</file>